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party.type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ubdivision and purchase.contact_address.subdivision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<text:soft-page-break/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purchase.party.lang, currency=purchas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10-15T18:57:0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1" meta:word-count="24" meta:character-count="218"/>
  </office:meta>
</office:document-meta>
</file>